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atha" svg:font-family="Lath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139in" fo:margin-left="0.0111in" fo:margin-right="0in" fo:break-before="auto" fo:break-after="auto" table:align="margins" style:writing-mode="lr-tb"/>
    </style:style>
    <style:style style:name="Table3.A" style:family="table-column">
      <style:table-column-properties style:column-width="2.2382in" style:rel-column-width="21215*"/>
    </style:style>
    <style:style style:name="Table3.B" style:family="table-column">
      <style:table-column-properties style:column-width="1.5764in" style:rel-column-width="14944*"/>
    </style:style>
    <style:style style:name="Table3.C" style:family="table-column">
      <style:table-column-properties style:column-width="0.4507in" style:rel-column-width="4270*"/>
    </style:style>
    <style:style style:name="Table3.D" style:family="table-column">
      <style:table-column-properties style:column-width="1.1257in" style:rel-column-width="10673*"/>
    </style:style>
    <style:style style:name="Table3.E" style:family="table-column">
      <style:table-column-properties style:column-width="1.5229in" style:rel-column-width="14433*"/>
    </style:style>
    <style:style style:name="Table3.1" style:family="table-row">
      <style:table-row-properties style:min-row-height="0.5021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1264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5" style:family="table-row">
      <style:table-row-properties style:min-row-height="0.1951in" style:keep-together="true" fo:keep-together="auto"/>
    </style:style>
    <style:style style:name="Table3.6" style:family="table-row">
      <style:table-row-properties style:min-row-height="0.1438in" style:keep-together="true" fo:keep-together="auto"/>
    </style:style>
    <style:style style:name="Table3.B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8" style:family="table-row">
      <style:table-row-properties style:min-row-height="0.0354in" style:keep-together="true" fo:keep-together="auto"/>
    </style:style>
    <style:style style:name="Table3.16" style:family="table-row">
      <style:table-row-properties style:min-row-height="0.8333in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4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6pt" fo:font-weight="bold" style:font-name-asian="Iskoola Pota" style:font-size-asian="6pt" style:font-weight-asian="bold" style:font-name-complex="BhashitaComplex" style:font-size-complex="6pt" style:language-complex="zxx" style:country-complex="none" style:font-weight-complex="bold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6pt" style:font-size-asian="6pt" style:font-name-complex="BhashitaComplex" style:font-size-complex="6pt"/>
    </style:style>
    <style:style style:name="P7" style:family="paragraph" style:parent-style-name="Text_20_body">
      <style:text-properties style:font-name="BhashitaComplex" fo:font-size="6pt" style:font-size-asian="6pt" style:font-name-complex="BhashitaComplex" style:font-size-complex="6pt"/>
    </style:style>
    <style:style style:name="P8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6pt" fo:font-weight="normal" style:font-size-asian="6pt" style:font-weight-asian="normal" style:font-name-complex="Sri Tamil" style:font-size-complex="6pt" style:language-complex="ta" style:country-complex="IN" style:font-weight-complex="normal"/>
    </style:style>
    <style:style style:name="P10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name-asian="Latha" style:font-size-asian="6pt" style:language-asian="zxx" style:country-asian="none" style:font-name-complex="Sri Tamil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Sri Tamil" fo:font-size="6pt" style:font-size-asian="6pt" style:font-name-complex="Sri Tamil" style:font-size-complex="6pt"/>
    </style:style>
    <style:style style:name="T1" style:family="text">
      <style:text-properties fo:font-weight="bold" style:font-name-asian="Iskoola Pota" style:font-weight-asian="bold" style:language-complex="zxx" style:country-complex="none" style:font-weight-complex="bold"/>
    </style:style>
    <style:style style:name="T2" style:family="text">
      <style:text-properties fo:font-weight="bold" style:font-name-asian="Iskoola Pota" style:font-weight-asian="bold" style:language-complex="si" style:country-complex="LK" style:font-weight-complex="bold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font-name-asian="Iskoola Pota" style:language-asian="zxx" style:country-asian="none" style:language-complex="si" style:country-complex="LK"/>
    </style:style>
    <style:style style:name="T6" style:family="text">
      <style:text-properties style:font-name-asian="Iskoola Pota" style:language-asian="zxx" style:country-asian="none" style:language-complex="zxx" style:country-complex="none"/>
    </style:style>
    <style:style style:name="T7" style:family="text">
      <style:text-properties fo:color="#000000" fo:font-weight="normal" style:font-name-asian="Iskoola Pota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color="#000000" fo:font-weight="normal" style:font-weight-asian="normal" style:font-name-complex="Sri Tamil" style:language-complex="ta" style:country-complex="IN" style:font-weight-complex="normal"/>
    </style:style>
    <style:style style:name="T9" style:family="text">
      <style:text-properties style:font-name-asian="Times New Roman"/>
    </style:style>
    <style:style style:name="T10" style:family="text">
      <style:text-properties style:language-asian="si" style:country-asian="LK"/>
    </style:style>
    <style:style style:name="T11" style:family="text">
      <style:text-properties style:font-name-asian="Latha" style:language-asian="zxx" style:country-asian="none"/>
    </style:style>
    <style:style style:name="T12" style:family="text">
      <style:text-properties style:font-name-asian="Latha" style:language-asian="zxx" style:country-asian="none" style:language-complex="zxx" style:country-complex="none"/>
    </style:style>
    <style:style style:name="T13" style:family="text">
      <style:text-properties style:font-name-asian="Latha" style:language-asian="zxx" style:country-asian="none" style:language-complex="ta" style:country-complex="IN"/>
    </style:style>
    <style:style style:name="T14" style:family="text">
      <style:text-properties fo:language="zxx" fo:country="none" style:font-name-asian="Latha" style:language-asian="zxx" style:country-asian="none" style:language-complex="zxx" style:country-complex="none"/>
    </style:style>
    <style:style style:name="T15" style:family="text">
      <style:text-properties style:language-complex="ta" style:country-complex="IN"/>
    </style:style>
    <style:style style:name="T16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size="10pt" style:font-name-asian="Iskoola Pota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Sri Tamil" style:font-name-complex="Sri Tamil"/>
    </style:style>
    <style:style style:name="T19" style:family="text">
      <style:text-properties style:font-name="Sri Tamil" style:font-name-complex="Sri Tamil" style:language-complex="ta" style:country-complex="IN"/>
    </style:style>
    <style:style style:name="T20" style:family="text">
      <style:text-properties style:font-name-complex="Sri Tam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>--------------------------------------------------------------------------------------------------------------------------</text:p>
      <text:p text:style-name="P5"/>
      <text:p text:style-name="P6"><text:span text:style-name="T1">උපත</text:span><text:span text:style-name="T2">ක්</text:span><text:span text:style-name="T1"> නැවත ලියාපදිංචි කිරීම සදහා විස්තර ලද බව තහවුරු කිරිමේ රිසිට් පත <text:s/></text:span></text:p>
      <text:p text:style-name="P9">பிறப்பொன்றினை <text:s/>மீண்டும் பதிவுசெய்வதற்கான விபரங்களை பெற்றுக்கொண்டதினை உறுதிப்படுத்துவதற்கான பற்றுச்சீட்டு</text:p>
      <text:p text:style-name="P1">Acknowledgment <text:s/>slip issued on accepting details for re-registration of birth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3" office:value-type="string">
            <text:p text:style-name="P2"><text:span text:style-name="T3">(1)</text:span><text:span text:style-name="T5">උපතක් </text:span><text:span text:style-name="T7">නැවත </text:span><text:span text:style-name="T5">ලියාපදිංචි කිරිම සදහා විස්තර ප්‍රකාශයේ</text:span><text:span text:style-name="T6"> අනුක්‍රමික අංකය</text:span><text:span text:style-name="T5"> හා දිනය</text:span></text:p>
            <text:p text:style-name="P8"><text:span text:style-name="T18">"</text:span><text:span text:style-name="T8">பிறப்பொன்றினை <text:s/>மீண்டும் பதிவுசெய்வதற்கா</text:span><text:span text:style-name="T18"> விபரம்" எனும் படிவத்தின் தொடர் இலக்க</text:span><text:span text:style-name="T19">மும் திகதியும்</text:span> </text:p>
            <text:p text:style-name="P8"><text:span text:style-name="T9">‘Particulars for Registration of a Birth’ Form’s Serial Number </text:span><text:span text:style-name="T10"><text:s/></text:span></text:p>
          </table:table-cell>
          <table:covered-table-cell/>
          <table:covered-table-cell/>
          <table:table-cell table:style-name="Table3.D1" table:number-columns-spanned="2" office:value-type="string">
            <text:p text:style-name="P2"/>
          </table:table-cell>
          <table:covered-table-cell/>
        </table:table-row>
        <table:table-row table:style-name="Table3.2">
          <table:table-cell table:style-name="Table3.A2" table:number-rows-spanned="4" office:value-type="string">
            <text:p text:style-name="P2"><text:span text:style-name="T3">(2)</text:span><text:span text:style-name="T6">ළමයාගේ නම</text:span></text:p>
            <text:p text:style-name="P10"><text:span text:style-name="T11">பிள்ளையின் </text:span><text:span text:style-name="T12">பெயர்</text:span></text:p>
            <text:p text:style-name="P3">Name of Child</text:p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5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2"><text:span text:style-name="T3">(3)</text:span><text:span text:style-name="T6">උපත් දිනය</text:span></text:p>
            <text:p text:style-name="P11">பிறந்த திகதி</text:p>
            <text:p text:style-name="P3">Date of Birth</text:p>
          </table:table-cell>
          <table:table-cell table:style-name="Table3.B6" office:value-type="string">
            <text:p text:style-name="P8"/>
          </table:table-cell>
          <table:table-cell table:style-name="Table3.B6" table:number-columns-spanned="2" office:value-type="string">
            <text:p text:style-name="P2"><text:span text:style-name="T3">(4)</text:span><text:span text:style-name="T6">ස්ත්‍රී පුරුෂ භාවය</text:span></text:p>
            <text:p text:style-name="P11">பால்</text:p>
            <text:p text:style-name="P2"><text:span text:style-name="T9">Gender </text:span><text:s/></text:p>
          </table:table-cell>
          <table:covered-table-cell/>
          <table:table-cell table:style-name="Table3.B2" office:value-type="string">
            <text:p text:style-name="P8"/>
          </table:table-cell>
        </table:table-row>
        <table:table-row table:style-name="Table3.6">
          <table:table-cell table:style-name="Table3.A2" office:value-type="string">
            <text:p text:style-name="P4">(5) උපන් ස්ථානය</text:p>
            <text:p text:style-name="P2"><text:s/><text:span text:style-name="T20">பிறந்த இடம்</text:span></text:p>
            <text:p text:style-name="P3">Place of Birth</text:p>
          </table:table-cell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2" table:number-rows-spanned="4" office:value-type="string">
            <text:p text:style-name="P2"><text:span text:style-name="T3">(6)</text:span><text:span text:style-name="T6">පියාගේ නම</text:span></text:p>
            <text:p text:style-name="P11">தந்தையின் பெயர்</text:p>
            <text:p text:style-name="P3">Father's Name</text:p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2" table:number-rows-spanned="4" office:value-type="string">
            <text:p text:style-name="P2"><text:span text:style-name="T3">(7)</text:span><text:span text:style-name="T6">මවගේ නම</text:span></text:p>
            <text:p text:style-name="P11">தாயின் பெயர்</text:p>
            <text:p text:style-name="P3">Mother's Name</text:p>
            <text:p text:style-name="P3"/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16">
          <table:table-cell table:style-name="Table3.A2" office:value-type="string">
            <text:p text:style-name="P2"><text:span text:style-name="T3">(</text:span><text:span text:style-name="T4">8</text:span><text:span text:style-name="T3">)</text:span><text:span text:style-name="T16">නැවත ලියාපදිංචි කිරීමේ නියමය නිකුත් කරන නිලධාරී</text:span><text:span text:style-name="T17"> නම, අත්සන හා නිල මුද්‍රාව</text:span></text:p>
            <text:p text:style-name="P12"><text:span text:style-name="T13">பிறப்பினை மீண்டும் பதிவு செய்தல் கட்டளையினை வழங்கும் அலுவலரின் </text:span><text:span text:style-name="T12"><text:s/>பெயர்</text:span><text:span text:style-name="T14">, </text:span><text:span text:style-name="T12">கையொப்பம்</text:span><text:span text:style-name="T14">, </text:span></text:p>
            <text:p text:style-name="P12"><text:span text:style-name="T12">அலுவலக முத்திரை </text:span><text:span text:style-name="T14">(</text:span><text:span text:style-name="T12">இருத்தால்</text:span><text:span text:style-name="T14">)</text:span></text:p>
            <text:p text:style-name="P3">Name, Signature &amp; Official Seal </text:p>
            <text:p text:style-name="P3">of the Authority ordering re-registration</text:p>
          </table:table-cell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atha" svg:font-family="Lath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39:44</meta:creation-date>
    <dc:date>2010-10-05T12:28:44</dc:date>
    <meta:editing-duration>PT00H08M53S</meta:editing-duration>
    <meta:editing-cycles>3</meta:editing-cycles>
    <meta:generator>OpenOffice.org/3.2$Unix OpenOffice.org_project/320m12$Build-9483</meta:generator>
    <meta:document-statistic meta:table-count="1" meta:image-count="0" meta:object-count="0" meta:page-count="1" meta:paragraph-count="30" meta:word-count="147" meta:character-count="1091"/>
    <dc:creator>indunil </dc:creator>
  </office:meta>
</office:document-meta>
</file>